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570000699900004588502DC6A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extrasave" text:anchor-type="as-char" svg:width="25.679cm" svg:height="16.909cm" draw:z-index="0"><draw:image xlink:href="Pictures/200001570000699900004588502DC6A0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1.903cm" fo:margin-bottom="1.501cm" fo:margin-left="2cm" fo:margin-right="2cm" style:writing-mode="lr-tb" style:layout-grid-color="#c0c0c0" style:layout-grid-lines="27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description>Jim Parry

jim@ekitsonline.com
www.ekitsonline.com</dc:description>
    <meta:initial-creator>Jim Parry</meta:initial-creator>
    <meta:creation-date>2006-10-31T19:31:22</meta:creation-date>
    <dc:creator>Jim Parry</dc:creator>
    <dc:date>2006-10-31T19:40:18</dc:date>
    <dc:language>en-US</dc:language>
    <meta:editing-cycles>3</meta:editing-cycles>
    <meta:editing-duration>PT3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0" meta:character-count="1"/>
  </office:meta>
</office:document-meta>
</file>